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cc66" draw:textarea-horizontal-align="justify" draw:textarea-vertical-align="middle" draw:auto-grow-height="false" fo:min-height="1.55cm" fo:min-width="1.366cm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55cm" fo:min-width="0cm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0.15cm" fo:min-width="0.6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fo:min-height="0.391cm"/>
    </style:style>
    <style:style style:name="gr19" style:family="graphic" style:parent-style-name="standard">
      <style:graphic-properties draw:stroke="none" svg:stroke-color="#000000" draw:fill="none" draw:fill-color="#ffffff" fo:min-height="0.781cm"/>
    </style:style>
    <style:style style:name="gr20" style:family="graphic" style:parent-style-name="standard">
      <style:graphic-properties draw:stroke="none" svg:stroke-color="#000000" draw:fill="none" draw:fill-color="#ffffff" fo:min-height="0.4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cm"/>
    </style:style>
    <style:style style:name="gr22" style:family="graphic" style:parent-style-name="standard">
      <style:graphic-properties draw:stroke="none" svg:stroke-color="#000000" draw:fill="none" draw:fill-color="#ffffff" fo:min-height="0.782cm"/>
    </style:style>
    <style:style style:name="gr23" style:family="graphic" style:parent-style-name="standard">
      <style:graphic-properties draw:stroke="none" svg:stroke-color="#000000" draw:fill="none" draw:fill-color="#ffffff" fo:min-height="0.305cm"/>
    </style:style>
    <style:style style:name="gr24" style:family="graphic" style:parent-style-name="standard">
      <style:graphic-properties draw:stroke="none" svg:stroke-color="#000000" draw:fill="none" draw:fill-color="#ffffff" fo:min-height="0.25cm"/>
    </style:style>
    <style:style style:name="gr25" style:family="graphic" style:parent-style-name="standard">
      <style:graphic-properties draw:stroke="none" svg:stroke-color="#000000" draw:fill="none" draw:fill-color="#ffffff" fo:min-height="0.544cm"/>
    </style:style>
    <style:style style:name="gr26" style:family="graphic" style:parent-style-name="standard">
      <style:graphic-properties draw:stroke="none" svg:stroke-color="#000000" draw:fill="none" draw:fill-color="#ffffff" fo:min-height="0.4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cc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ccff9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8pt" style:font-size-complex="18pt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style:text-properties fo:font-size="12pt" fo:font-weight="bold" style:font-size-asian="18pt" style:font-size-complex="18pt"/>
    </style:style>
    <style:style style:name="P14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T1" style:family="text">
      <style:text-properties fo:font-size="9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xml:id="id4" draw:id="id4" draw:layer="layout" svg:x1="17.908cm" svg:y1="10.888cm" svg:x2="18.4cm" svg:y2="10.888cm">
            <text:p/>
          </draw:line>
          <draw:line draw:style-name="gr1" draw:text-style-name="P1" draw:layer="layout" svg:x1="17.908cm" svg:y1="10.388cm" svg:x2="18.4cm" svg:y2="10.388cm">
            <text:p/>
          </draw:line>
          <draw:line draw:style-name="gr1" draw:text-style-name="P1" xml:id="id3" draw:id="id3" draw:layer="layout" svg:x1="17.908cm" svg:y1="9.888cm" svg:x2="18.425cm" svg:y2="9.888cm">
            <text:p/>
          </draw:line>
          <draw:line draw:style-name="gr1" draw:text-style-name="P1" draw:layer="layout" svg:x1="17.908cm" svg:y1="9.388cm" svg:x2="18.4cm" svg:y2="9.388cm">
            <text:p/>
          </draw:line>
          <draw:line draw:style-name="gr1" draw:text-style-name="P1" draw:layer="layout" svg:x1="15.45cm" svg:y1="9.388cm" svg:x2="15.942cm" svg:y2="9.388cm">
            <text:p/>
          </draw:line>
          <draw:line draw:style-name="gr1" draw:text-style-name="P1" xml:id="id2" draw:id="id2" draw:layer="layout" svg:x1="15.45cm" svg:y1="9.888cm" svg:x2="15.942cm" svg:y2="9.888cm">
            <text:p/>
          </draw:line>
          <draw:line draw:style-name="gr1" draw:text-style-name="P1" xml:id="id1" draw:id="id1" draw:layer="layout" svg:x1="15.45cm" svg:y1="10.388cm" svg:x2="15.942cm" svg:y2="10.388cm">
            <text:p/>
          </draw:line>
          <draw:line draw:style-name="gr1" draw:text-style-name="P1" draw:layer="layout" svg:x1="15.385cm" svg:y1="11.001cm" svg:x2="15.942cm" svg:y2="10.988cm">
            <text:p/>
          </draw:line>
          <draw:custom-shape draw:style-name="gr2" draw:text-style-name="P2" draw:layer="layout" svg:width="1.966cm" svg:height="1.9cm" svg:x="15.875cm" svg:y="9.075cm">
            <text:p/>
            <draw:enhanced-geometry svg:viewBox="0 0 21600 21600" draw:type="rectangle" draw:enhanced-path="M 0 0 L 21600 0 21600 21600 0 21600 0 0 Z N"/>
          </draw:custom-shape>
          <draw:ellipse draw:style-name="gr3" draw:text-style-name="P3" draw:layer="controls" svg:width="0.59cm" svg:height="0.6cm" svg:x="16.456cm" svg:y="8.863cm" draw:kind="cut" draw:start-angle="182.41" draw:end-angle="359.44">
            <text:p/>
          </draw:ellipse>
          <draw:frame draw:style-name="gr4" draw:text-style-name="P4" draw:layer="controls" svg:width="1.075cm" svg:height="0.599cm" svg:x="15.7cm" svg:y="9.075cm">
            <draw:text-box>
              <text:p><text:span text:style-name="T1">CS</text:span></text:p>
            </draw:text-box>
          </draw:frame>
          <draw:frame draw:style-name="gr5" draw:text-style-name="P4" draw:layer="controls" svg:width="1.225cm" svg:height="0.947cm" svg:x="15.7cm" svg:y="10.442cm">
            <draw:text-box>
              <text:p><text:span text:style-name="T1">GND</text:span></text:p>
            </draw:text-box>
          </draw:frame>
          <draw:frame draw:style-name="gr5" draw:text-style-name="P4" draw:layer="controls" svg:width="1.225cm" svg:height="0.947cm" svg:x="16.801cm" svg:y="10.443cm">
            <draw:text-box>
              <text:p><text:span text:style-name="T1">SDA</text:span></text:p>
            </draw:text-box>
          </draw:frame>
          <draw:frame draw:style-name="gr6" draw:text-style-name="P4" draw:layer="controls" svg:width="1.224cm" svg:height="0.599cm" svg:x="16.803cm" svg:y="9.544cm">
            <draw:text-box>
              <text:p><text:span text:style-name="T1">SCL</text:span></text:p>
            </draw:text-box>
          </draw:frame>
          <draw:frame draw:style-name="gr7" draw:text-style-name="P4" draw:layer="controls" svg:width="1.225cm" svg:height="0.599cm" svg:x="16.803cm" svg:y="9.145cm">
            <draw:text-box>
              <text:p><text:span text:style-name="T1">VCC</text:span></text:p>
            </draw:text-box>
          </draw:frame>
          <draw:frame draw:style-name="gr4" draw:text-style-name="P4" draw:layer="controls" svg:width="1.422cm" svg:height="0.599cm" svg:x="15.703cm" svg:y="9.545cm">
            <draw:text-box>
              <text:p><text:span text:style-name="T1">ADC3</text:span></text:p>
            </draw:text-box>
          </draw:frame>
          <draw:frame draw:style-name="gr4" draw:text-style-name="P4" draw:layer="controls" svg:width="1.422cm" svg:height="0.599cm" svg:x="15.703cm" svg:y="10.046cm">
            <draw:text-box>
              <text:p><text:span text:style-name="T1">ADC2</text:span></text:p>
            </draw:text-box>
          </draw:frame>
          <draw:connector draw:style-name="gr3" draw:text-style-name="P3" draw:layer="layout" svg:x1="15.45cm" svg:y1="10.388cm" svg:x2="11.208cm" svg:y2="10.388cm" draw:start-shape="id1" draw:start-glue-point="3" svg:d="M15450 10388h-4242" svg:viewBox="0 0 4243 1">
            <text:p/>
          </draw:connector>
          <draw:connector draw:style-name="gr3" draw:text-style-name="P3" draw:layer="layout" svg:x1="15.45cm" svg:y1="9.888cm" svg:x2="13.033cm" svg:y2="9.899cm" draw:start-shape="id2" draw:start-glue-point="3" svg:d="M15450 9888h-1459v11h-958" svg:viewBox="0 0 2418 12">
            <text:p/>
          </draw:connector>
          <draw:connector draw:style-name="gr3" draw:text-style-name="P3" draw:layer="layout" draw:line-skew="-1.3cm" svg:x1="18.425cm" svg:y1="9.888cm" svg:x2="19.116cm" svg:y2="11.986cm" draw:start-shape="id3" draw:start-glue-point="1" svg:d="M18425 9888h691v2098" svg:viewBox="0 0 692 2099">
            <text:p/>
          </draw:connector>
          <draw:connector draw:style-name="gr3" draw:text-style-name="P3" draw:layer="layout" draw:line-skew="0.404cm" svg:x1="18.4cm" svg:y1="10.888cm" svg:x2="17.171cm" svg:y2="12.198cm" draw:start-shape="id4" draw:start-glue-point="1" svg:d="M18400 10888v1310h-1229" svg:viewBox="0 0 1230 1311">
            <text:p/>
          </draw:connector>
        </draw:g>
        <draw:g xml:id="id8" draw:id="id8">
          <draw:line draw:style-name="gr1" draw:text-style-name="P1" xml:id="id5" draw:id="id5" draw:layer="controls" svg:x1="7.275cm" svg:y1="8.35cm" svg:x2="7.775cm" svg:y2="8.35cm">
            <text:p/>
          </draw:line>
          <draw:line draw:style-name="gr1" draw:text-style-name="P1" draw:layer="controls" svg:x1="7.275cm" svg:y1="7.85cm" svg:x2="7.818cm" svg:y2="7.845cm">
            <text:p/>
          </draw:line>
          <draw:line draw:style-name="gr1" draw:text-style-name="P1" draw:layer="controls" svg:x1="7.275cm" svg:y1="7.35cm" svg:x2="7.775cm" svg:y2="7.35cm">
            <text:p/>
          </draw:line>
          <draw:line draw:style-name="gr1" draw:text-style-name="P1" draw:layer="controls" svg:x1="7.275cm" svg:y1="6.85cm" svg:x2="7.775cm" svg:y2="6.85cm">
            <text:p/>
          </draw:line>
          <draw:custom-shape draw:style-name="gr8" draw:text-style-name="P5" draw:layer="controls" svg:width="0.5cm" svg:height="1.9cm" svg:x="6.775cm" svg:y="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draw:line-skew="-2.843cm" svg:x1="7.775cm" svg:y1="8.35cm" svg:x2="9.141cm" svg:y2="13.534cm" draw:start-shape="id5" draw:start-glue-point="1" svg:d="M7775 8350h1366v5184" svg:viewBox="0 0 1367 5185">
            <text:p/>
          </draw:connector>
        </draw:g>
        <draw:g draw:style-name="gr9">
          <draw:custom-shape draw:style-name="gr10" draw:text-style-name="P6" draw:layer="layout" svg:width="1.1cm" svg:height="0.4cm" draw:transform="rotate (-1.57568324870048) translate (13.055cm 7.851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855cm" svg:y1="7.85cm" svg:x2="12.845cm" svg:y2="6.675cm">
            <text:p/>
          </draw:line>
          <draw:line draw:style-name="gr1" draw:text-style-name="P1" draw:layer="layout" svg:x1="12.846cm" svg:y1="9.65cm" svg:x2="12.849cm" svg:y2="8.95cm">
            <text:p/>
          </draw:line>
        </draw:g>
        <draw:g draw:style-name="gr9">
          <draw:custom-shape draw:style-name="gr10" draw:text-style-name="P6" draw:layer="layout" svg:width="1.1cm" svg:height="0.4cm" draw:transform="rotate (-1.57568324870048) translate (13.055cm 10.776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855cm" svg:y1="10.775cm" svg:x2="12.858cm" svg:y2="10.075cm">
            <text:p/>
          </draw:line>
          <draw:line draw:style-name="gr1" draw:text-style-name="P1" draw:layer="layout" svg:x1="12.846cm" svg:y1="12.575cm" svg:x2="12.849cm" svg:y2="11.875cm">
            <text:p/>
          </draw:line>
        </draw:g>
        <draw:g draw:style-name="gr9" xml:id="id11" draw:id="id11">
          <draw:custom-shape draw:style-name="gr10" draw:text-style-name="P6" draw:layer="layout" svg:width="1.1cm" svg:height="0.4cm" draw:transform="rotate (-1.57568324870048) translate (11.45cm 10.876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25cm" svg:y1="10.875cm" svg:x2="11.253cm" svg:y2="10.175cm">
            <text:p/>
          </draw:line>
          <draw:line draw:style-name="gr1" draw:text-style-name="P1" draw:layer="layout" svg:x1="11.241cm" svg:y1="12.675cm" svg:x2="11.244cm" svg:y2="11.975cm">
            <text:p/>
          </draw:line>
        </draw:g>
        <draw:g draw:style-name="gr9">
          <draw:custom-shape draw:style-name="gr10" draw:text-style-name="P6" draw:layer="layout" svg:width="1.1cm" svg:height="0.4cm" draw:transform="rotate (-1.57568324870048) translate (11.455cm 8.426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255cm" svg:y1="8.425cm" svg:x2="11.271cm" svg:y2="7.461cm">
            <text:p/>
          </draw:line>
          <draw:line draw:style-name="gr1" draw:text-style-name="P1" draw:layer="layout" svg:x1="11.246cm" svg:y1="10.225cm" svg:x2="11.249cm" svg:y2="9.525cm">
            <text:p/>
          </draw:line>
        </draw:g>
        <draw:g draw:style-name="gr9">
          <draw:line draw:style-name="gr1" draw:text-style-name="P1" draw:layer="layout" svg:x1="12.85cm" svg:y1="10.2cm" svg:x2="12.85cm" svg:y2="9.6cm">
            <text:p/>
          </draw:line>
          <draw:line draw:style-name="gr1" draw:text-style-name="P1" draw:layer="layout" svg:x1="12.85cm" svg:y1="9.9cm" svg:x2="13.15cm" svg:y2="9.9cm">
            <text:p/>
          </draw:line>
          <draw:custom-shape draw:style-name="gr11" draw:text-style-name="P7" draw:layer="layout" svg:width="0.1cm" svg:height="0.1cm" draw:transform="rotate (1.5707963267949) translate (12.8cm 9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line draw:style-name="gr1" draw:text-style-name="P1" draw:layer="layout" svg:x1="11.25cm" svg:y1="10.7cm" svg:x2="11.25cm" svg:y2="10.1cm">
            <text:p/>
          </draw:line>
          <draw:line draw:style-name="gr1" draw:text-style-name="P1" draw:layer="layout" svg:x1="11.25cm" svg:y1="10.4cm" svg:x2="11.55cm" svg:y2="10.4cm">
            <text:p/>
          </draw:line>
          <draw:custom-shape draw:style-name="gr11" draw:text-style-name="P7" draw:layer="layout" svg:width="0.1cm" svg:height="0.1cm" draw:transform="rotate (1.5707963267949) translate (11.2cm 10.4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3" draw:layer="layout" svg:x1="9.925cm" svg:y1="7.375cm" svg:x2="11.455cm" svg:y2="7.375cm">
          <text:p/>
        </draw:line>
        <draw:line draw:style-name="gr12" draw:text-style-name="P3" draw:layer="layout" svg:x1="11.525cm" svg:y1="6.675cm" svg:x2="13.055cm" svg:y2="6.675cm">
          <text:p/>
        </draw:line>
        <draw:line draw:style-name="gr1" draw:text-style-name="P1" xml:id="id6" draw:id="id6" draw:layer="layout" svg:x1="9.128cm" svg:y1="16.525cm" svg:x2="15.525cm" svg:y2="16.525cm">
          <text:p/>
        </draw:line>
        <draw:connector draw:style-name="gr3" draw:text-style-name="P3" draw:layer="layout" draw:line-skew="2.52cm" svg:x1="19.129cm" svg:y1="11.986cm" svg:x2="15.525cm" svg:y2="16.525cm" draw:end-shape="id6" draw:end-glue-point="1" svg:d="M19129 11986v4539h-3604" svg:viewBox="0 0 3605 4540">
          <text:p/>
        </draw:connector>
        <draw:line draw:style-name="gr1" draw:text-style-name="P1" xml:id="id7" draw:id="id7" draw:layer="layout" svg:x1="9.551cm" svg:y1="15.825cm" svg:x2="16.326cm" svg:y2="15.825cm">
          <text:p/>
        </draw:line>
        <draw:connector draw:style-name="gr3" draw:text-style-name="P3" xml:id="id9" draw:id="id9" draw:layer="layout" svg:x1="9.551cm" svg:y1="8.136cm" svg:x2="9.551cm" svg:y2="15.825cm" draw:end-shape="id7" draw:end-glue-point="3" svg:d="M9551 8136v7689" svg:viewBox="0 0 1 7690">
          <text:p/>
        </draw:connector>
        <draw:connector draw:style-name="gr3" draw:text-style-name="P3" draw:layer="layout" draw:line-skew="2.051cm" svg:x1="17.171cm" svg:y1="12.224cm" svg:x2="16.326cm" svg:y2="15.825cm" draw:end-shape="id7" draw:end-glue-point="1" svg:d="M17171 12224v3601h-845" svg:viewBox="0 0 846 3602">
          <text:p/>
        </draw:connector>
        <draw:g xml:id="id13" draw:id="id13">
          <draw:g>
            <draw:line draw:style-name="gr13" draw:text-style-name="P8" draw:layer="layout" svg:x1="14.714cm" svg:y1="13.861cm" svg:x2="14.714cm" svg:y2="14.364cm">
              <text:p/>
            </draw:line>
            <draw:line draw:style-name="gr14" draw:text-style-name="P8" draw:layer="layout" svg:x1="14.029cm" svg:y1="14.364cm" svg:x2="15.394cm" svg:y2="14.364cm">
              <text:p/>
            </draw:line>
            <draw:line draw:style-name="gr15" draw:text-style-name="P8" draw:layer="layout" svg:x1="14.259cm" svg:y1="14.614cm" svg:x2="15.169cm" svg:y2="14.614cm">
              <text:p/>
            </draw:line>
            <draw:line draw:style-name="gr16" draw:text-style-name="P8" draw:layer="layout" svg:x1="14.484cm" svg:y1="14.865cm" svg:x2="14.939cm" svg:y2="14.865cm">
              <text:p/>
            </draw:line>
          </draw:g>
          <draw:ellipse draw:style-name="gr17" draw:text-style-name="P9" draw:layer="layout" svg:width="1.82cm" svg:height="1.339cm" svg:x="13.8cm" svg:y="13.861cm">
            <text:p/>
          </draw:ellipse>
        </draw:g>
        <draw:connector draw:style-name="gr3" draw:text-style-name="P3" draw:layer="layout" svg:x1="9.141cm" svg:y1="10.092cm" svg:x2="9.141cm" svg:y2="10.092cm" draw:start-shape="id8" draw:end-shape="id8" svg:d="M9141 10092z" svg:viewBox="0 0 1 1">
          <text:p/>
        </draw:connector>
        <draw:connector draw:style-name="gr3" draw:text-style-name="P3" draw:layer="layout" svg:x1="9.128cm" svg:y1="13.534cm" svg:x2="9.128cm" svg:y2="16.525cm" draw:end-shape="id6" svg:d="M9128 13534v2991" svg:viewBox="0 0 1 2992">
          <text:p/>
        </draw:connector>
        <draw:connector draw:style-name="gr3" draw:text-style-name="P3" draw:layer="layout" draw:line-skew="1.117cm" svg:x1="9.551cm" svg:y1="8.136cm" svg:x2="7.818cm" svg:y2="7.845cm" draw:start-shape="id9" draw:start-glue-point="2" svg:d="M9551 8136v-291h-1733" svg:viewBox="0 0 1734 292">
          <text:p/>
        </draw:connector>
        <draw:connector draw:style-name="gr3" draw:text-style-name="P3" draw:layer="layout" svg:x1="15.4cm" svg:y1="12.4cm" svg:x2="15.412cm" svg:y2="10.954cm" draw:start-shape="id10" draw:start-glue-point="0" svg:d="M15400 12400v-973h12v-473" svg:viewBox="0 0 13 1447">
          <text:p/>
        </draw:connector>
        <draw:connector draw:style-name="gr3" draw:text-style-name="P3" draw:layer="layout" draw:line-skew="-0.551cm" svg:x1="11.247cm" svg:y1="12.675cm" svg:x2="12.85cm" svg:y2="12.825cm" draw:start-shape="id11" draw:start-glue-point="2" draw:end-shape="id12" svg:d="M11247 12675v100h1603v50" svg:viewBox="0 0 1604 151">
          <text:p/>
        </draw:connector>
        <draw:g draw:style-name="gr9" xml:id="id12" draw:id="id12">
          <draw:line draw:style-name="gr1" draw:text-style-name="P1" draw:layer="layout" svg:x1="13.15cm" svg:y1="12.775cm" svg:x2="12.55cm" svg:y2="12.775cm">
            <text:p/>
          </draw:line>
          <draw:line draw:style-name="gr1" draw:text-style-name="P1" draw:layer="layout" svg:x1="12.85cm" svg:y1="12.775cm" svg:x2="12.85cm" svg:y2="12.475cm">
            <text:p/>
          </draw:line>
          <draw:custom-shape draw:style-name="gr11" draw:text-style-name="P7" draw:layer="layout" svg:width="0.1cm" svg:height="0.1cm" draw:transform="rotate (-3.14159265358979) translate (12.901cm 12.8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draw:line-skew="0.161cm" svg:x1="13.078cm" svg:y1="12.753cm" svg:x2="15.25cm" svg:y2="12.7cm" draw:end-shape="id10" draw:end-glue-point="3" svg:d="M13078 12753h997v-53h1175" svg:viewBox="0 0 2173 54">
          <text:p/>
        </draw:connector>
        <draw:g draw:style-name="gr9" xml:id="id10" draw:id="id10">
          <draw:line draw:style-name="gr1" draw:text-style-name="P1" draw:layer="layout" svg:x1="15.4cm" svg:y1="13cm" svg:x2="15.4cm" svg:y2="12.4cm">
            <text:p/>
          </draw:line>
          <draw:line draw:style-name="gr1" draw:text-style-name="P1" draw:layer="layout" svg:x1="15.55cm" svg:y1="12.7cm" svg:x2="15.25cm" svg:y2="12.7cm">
            <text:p/>
          </draw:line>
          <draw:custom-shape draw:style-name="gr11" draw:text-style-name="P7" draw:layer="layout" svg:width="0.1cm" svg:height="0.1cm" draw:transform="rotate (1.5707963267949) translate (15.3cm 12.751cm)">
            <text:p/>
  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</draw:g>
        <draw:connector draw:style-name="gr3" draw:text-style-name="P3" draw:layer="layout" svg:x1="15.4cm" svg:y1="13cm" svg:x2="14.71cm" svg:y2="13.861cm" draw:start-shape="id10" draw:start-glue-point="2" draw:end-shape="id13" draw:end-glue-point="0" svg:d="M15400 13000v431h-690v430" svg:viewBox="0 0 691 862">
          <text:p/>
        </draw:connector>
        <draw:line draw:style-name="gr12" draw:text-style-name="P3" xml:id="id14" draw:id="id14" draw:layer="layout" svg:x1="16.925cm" svg:y1="6.375cm" svg:x2="18.455cm" svg:y2="6.375cm">
          <text:p/>
        </draw:line>
        <draw:connector draw:style-name="gr3" draw:text-style-name="P3" draw:layer="layout" draw:line-skew="1.184cm" svg:x1="18.481cm" svg:y1="9.393cm" svg:x2="18.455cm" svg:y2="6.375cm" draw:end-shape="id14" draw:end-glue-point="1" svg:d="M18481 9393h-26v-3018" svg:viewBox="0 0 27 3019">
          <text:p/>
        </draw:connector>
        <draw:frame draw:style-name="gr18" draw:text-style-name="P11" draw:layer="layout" svg:width="1.308cm" svg:height="0.641cm" svg:x="15.636cm" svg:y="6.034cm">
          <draw:text-box>
            <text:p text:style-name="P10"><text:span text:style-name="T2">Vcc</text:span></text:p>
          </draw:text-box>
        </draw:frame>
        <draw:frame draw:style-name="gr19" draw:text-style-name="P11" draw:layer="layout" svg:width="1.297cm" svg:height="1.031cm" svg:x="8.929cm" svg:y="7.104cm">
          <draw:text-box>
            <text:p text:style-name="P10"><text:span text:style-name="T2">VR2</text:span></text:p>
          </draw:text-box>
        </draw:frame>
        <draw:frame draw:style-name="gr18" draw:text-style-name="P11" draw:layer="layout" svg:width="1.308cm" svg:height="0.641cm" svg:x="7.636cm" svg:y="6.435cm">
          <draw:text-box>
            <text:p text:style-name="P10"><text:span text:style-name="T2">Vcc</text:span></text:p>
          </draw:text-box>
        </draw:frame>
        <draw:frame draw:style-name="gr20" draw:text-style-name="P11" draw:layer="layout" svg:width="1.39cm" svg:height="0.707cm" svg:x="10.556cm" svg:y="6.344cm">
          <draw:text-box>
            <text:p text:style-name="P10"><text:span text:style-name="T2">VR1</text:span></text:p>
          </draw:text-box>
        </draw:frame>
        <draw:frame draw:style-name="gr21" draw:text-style-name="P12" draw:layer="layout" svg:width="1.138cm" svg:height="0.723cm" svg:x="18.23cm" svg:y="10.081cm">
          <draw:text-box>
            <text:p><text:span text:style-name="T3">n/a</text:span></text:p>
          </draw:text-box>
        </draw:frame>
        <draw:frame draw:style-name="gr22" draw:text-style-name="P11" draw:layer="layout" svg:width="2.077cm" svg:height="1.032cm" svg:x="4.607cm" svg:y="6.999cm">
          <draw:text-box>
            <text:p text:style-name="P10"><text:span text:style-name="T2">I2C connector</text:span></text:p>
          </draw:text-box>
        </draw:frame>
        <draw:frame draw:style-name="gr23" draw:text-style-name="P11" draw:layer="layout" svg:width="1.232cm" svg:height="0.641cm" svg:x="7.554cm" svg:y="7.709cm">
          <draw:text-box>
            <text:p text:style-name="P10"><text:span text:style-name="T2">sda</text:span></text:p>
          </draw:text-box>
        </draw:frame>
        <draw:frame draw:style-name="gr23" draw:text-style-name="P11" draw:layer="layout" svg:width="1.232cm" svg:height="0.641cm" svg:x="7.654cm" svg:y="8.208cm">
          <draw:text-box>
            <text:p text:style-name="P10"><text:span text:style-name="T2">scl</text:span></text:p>
          </draw:text-box>
        </draw:frame>
        <draw:frame draw:style-name="gr24" draw:text-style-name="P11" draw:layer="layout" svg:width="1.5cm" svg:height="0.641cm" svg:x="7.598cm" svg:y="7.005cm">
          <draw:text-box>
            <text:p text:style-name="P10"><text:span text:style-name="T2">Gnd</text:span></text:p>
          </draw:text-box>
        </draw:frame>
        <draw:frame draw:style-name="gr24" draw:text-style-name="P11" draw:layer="layout" svg:width="1.5cm" svg:height="0.641cm" svg:x="14.098cm" svg:y="14.706cm">
          <draw:text-box>
            <text:p text:style-name="P10"><text:span text:style-name="T2">Gnd</text:span></text:p>
          </draw:text-box>
        </draw:frame>
        <draw:frame draw:style-name="gr25" draw:text-style-name="P14" draw:layer="layout" svg:width="2.496cm" svg:height="0.794cm" svg:x="15.71cm" svg:y="8.143cm">
          <draw:text-box>
            <text:p text:style-name="P13"><text:span text:style-name="T4">Attiny85</text:span></text:p>
          </draw:text-box>
        </draw:frame>
        <draw:frame draw:style-name="gr26" draw:text-style-name="P14" draw:layer="layout" svg:width="8.146cm" svg:height="0.729cm" svg:x="0.952cm" svg:y="5.398cm">
          <draw:text-box>
            <text:p text:style-name="P13"><text:span text:style-name="T4">ATTINY85 I2C dual ADC Sen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333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729fcf" draw:fill="solid" draw:fill-color="#729fcf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2:59:39.017117634</meta:creation-date>
    <dc:date>2017-12-01T19:50:20.290127609</dc:date>
    <meta:editing-duration>PT55M51S</meta:editing-duration>
    <meta:editing-cycles>6</meta:editing-cycles>
    <meta:generator>LibreOffice/5.4.1.2.0$Linux_X86_64 LibreOffice_project/40m0$Build-2</meta:generator>
    <meta:document-statistic meta:object-count="96"/>
  </office:meta>
</office:document-meta>
</file>